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cc66" draw:opacity="100%" draw:textarea-horizontal-align="justify" draw:textarea-vertical-align="middle" draw:auto-grow-height="false" fo:min-height="1.02cm" fo:min-width="1.786cm" draw:shadow-opacity="100%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stroke="dash" draw:stroke-dash="Fine_20_Dashed"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fill-color="#198a8a" draw:opacity="100%" draw:textarea-horizontal-align="justify" draw:textarea-vertical-align="middle" draw:auto-grow-height="false" fo:min-height="1.401cm" fo:min-width="2.04cm" draw:shadow-opacity="100%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102cm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loext:graphic-properties draw:fill-color="#33cc66" draw:opacity="100%"/>
      <style:paragraph-properties fo:text-align="center"/>
      <style:text-properties fo:color="#ffffff"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0pt" fo:font-style="italic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198a8a" draw:opacity="100%"/>
      <style:paragraph-properties fo:text-align="center"/>
      <style:text-properties fo:color="#ffffff" fo:font-size="14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0pt" fo:font-style="italic" style:font-size-asian="12pt" style:font-size-complex="12pt"/>
    </style:style>
    <style:style style:name="T1" style:family="text">
      <style:text-properties fo:color="#ffffff" fo:font-size="14pt" style:font-size-asian="18pt" style:font-size-complex="18pt"/>
    </style:style>
    <style:style style:name="T2" style:family="text">
      <style:text-properties fo:font-size="10pt" fo:font-style="italic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1.27cm" svg:x="13.227cm" svg:y="5.191cm">
          <text:p text:style-name="P1"><text:span text:style-name="T1">count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56cm" svg:height="1.139cm" svg:x="3.967cm" svg:y="4.106cm">
          <draw:text-box>
            <text:p><text:span text:style-name="T2">reads input (variable, URL)</text:span></text:p>
          </draw:text-box>
        </draw:frame>
        <draw:line draw:style-name="gr3" draw:text-style-name="P4" draw:layer="layout" svg:x1="4.175cm" svg:y1="5.191cm" svg:x2="7.35cm" svg:y2="5.191cm">
          <text:p/>
        </draw:line>
        <draw:line draw:style-name="gr4" draw:text-style-name="P4" draw:layer="layout" svg:x1="7.858cm" svg:y1="7.35cm" svg:x2="5.191cm" svg:y2="7.35cm">
          <text:p/>
        </draw:line>
        <draw:custom-shape draw:style-name="gr5" draw:text-style-name="P5" draw:layer="layout" svg:width="2.54cm" svg:height="1.651cm" svg:x="7.35cm" svg:y="4.81cm">
          <text:p text:style-name="P1"><text:span text:style-name="T1">Rule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89cm" svg:y1="5.826cm" svg:x2="13.192cm" svg:y2="5.826cm">
          <text:p/>
        </draw:line>
        <draw:frame draw:style-name="gr2" draw:text-style-name="P6" draw:layer="layout" svg:width="3.148cm" svg:height="1.139cm" svg:x="10.017cm" svg:y="4.787cm">
          <draw:text-box>
            <text:p text:style-name="P1"><text:span text:style-name="T2">updates / reads</text:span><text:span text:style-name="T2"><text:line-break/></text:span><text:span text:style-name="T2">counter</text:span></text:p>
          </draw:text-box>
        </draw:frame>
        <draw:line draw:style-name="gr7" draw:text-style-name="P4" draw:layer="layout" svg:x1="7.858cm" svg:y1="6.461cm" svg:x2="7.858cm" svg:y2="7.35cm">
          <text:p/>
        </draw:line>
        <draw:frame draw:style-name="gr8" draw:text-style-name="P3" draw:layer="layout" svg:width="2.132cm" svg:height="0.95cm" svg:x="6.234cm" svg:y="6.654cm">
          <draw:text-box>
            <text:p><text:span text:style-name="T2">a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8-03-06T07:44:15.341820673</dc:date>
    <meta:editing-duration>PT8H56M37S</meta:editing-duration>
    <meta:editing-cycles>6</meta:editing-cycles>
    <meta:generator>LibreOffice/5.1.6.2$Linux_X86_64 LibreOffice_project/10m0$Build-2</meta:generator>
    <meta:document-statistic meta:object-count="9"/>
  </office:meta>
</office:document-meta>
</file>